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f247" officeooo:paragraph-rsid="0006f247"/>
    </style:style>
    <style:style style:name="P2" style:family="paragraph" style:parent-style-name="Standard">
      <style:paragraph-properties fo:text-align="start" style:justify-single-word="false"/>
      <style:text-properties officeooo:rsid="0006f247" officeooo:paragraph-rsid="0006f247"/>
    </style:style>
    <style:style style:name="P3" style:family="paragraph" style:parent-style-name="Standard">
      <style:paragraph-properties fo:text-align="start" style:justify-single-word="false"/>
      <style:text-properties officeooo:rsid="00088342" officeooo:paragraph-rsid="00088342"/>
    </style:style>
    <style:style style:name="P4" style:family="paragraph" style:parent-style-name="Standard">
      <style:paragraph-properties fo:text-align="start" style:justify-single-word="false"/>
      <style:text-properties officeooo:rsid="00088342" officeooo:paragraph-rsid="00088342"/>
    </style:style>
    <style:style style:name="P5" style:family="paragraph" style:parent-style-name="Standard">
      <style:paragraph-properties fo:text-align="start" style:justify-single-word="false"/>
      <style:text-properties officeooo:rsid="000929a5" officeooo:paragraph-rsid="000929a5"/>
    </style:style>
    <style:style style:name="P6" style:family="paragraph" style:parent-style-name="Standard">
      <style:paragraph-properties fo:text-align="start" style:justify-single-word="false"/>
      <style:text-properties officeooo:rsid="0009aa76" officeooo:paragraph-rsid="0009aa76"/>
    </style:style>
    <style:style style:name="P7" style:family="paragraph" style:parent-style-name="Text_20_body" style:list-style-name="L1">
      <style:text-properties officeooo:paragraph-rsid="000929a5"/>
    </style:style>
    <style:style style:name="P8" style:family="paragraph" style:parent-style-name="Text_20_body" style:list-style-name="L2"/>
    <style:style style:name="P9" style:family="paragraph" style:parent-style-name="Text_20_body">
      <style:text-properties officeooo:paragraph-rsid="000929a5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929a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4</text:p>
      <text:p text:style-name="P1"/>
      <text:p text:style-name="P2">Types de câble :</text:p>
      <text:p text:style-name="P2">- Câble en cuivre : Impulsions électriques</text:p>
      <text:p text:style-name="P2">- Câble à fibre optique : Variations lumineuses</text:p>
      <text:p text:style-name="P2">- Sans fil : Variations de transmission d’hyper-fréquences</text:p>
      <text:p text:style-name="P2"/>
      <text:p text:style-name="P2">Normes :</text:p>
      <text:p text:style-name="P2">- ISO</text:p>
      <text:p text:style-name="P2">- TIA/EIA</text:p>
      <text:p text:style-name="P2">- UIT</text:p>
      <text:p text:style-name="P2">- ANSI</text:p>
      <text:p text:style-name="P2">- IEEE</text:p>
      <text:p text:style-name="P2">- CSA</text:p>
      <text:p text:style-name="P2"/>
      <text:p text:style-name="P3">Code Manchester :</text:p>
      <text:p text:style-name="P3">Haute tension → 1</text:p>
      <text:p text:style-name="P3">Basse tension → 0</text:p>
      <text:p text:style-name="P3"/>
      <text:p text:style-name="P6">Cables croisés : pour Cisco</text:p>
      <text:p text:style-name="P6"/>
      <text:p text:style-name="P6"/>
      <text:p text:style-name="P5"><text:s/>Moyen de transporter les trames (bits) sur le réseau</text:p>
      <text:list xml:id="list163183081266339200" text:style-name="L1">
        <text:list-header>
          <text:p text:style-name="P7"/>
          <text:p text:style-name="P7"><text:span text:style-name="T1">3</text:span> types principaux de supports en cuivre utilisés dans les réseaux : </text:p>
          <text:p text:style-name="P7">– les câbles à paires torsadées non blindées (UTP),</text:p>
          <text:p text:style-name="P7">– les câbles à paires torsadées blindées (STP),</text:p>
          <text:p text:style-name="P7"><text:s/>– les câbles coaxiaux. </text:p>
        </text:list-header>
      </text:list>
      <text:p text:style-name="Text_20_body">Le câblage UTP est le support réseau en cuivre le plus courant.</text:p>
      <text:list xml:id="list4003687944185383369" text:style-name="L2">
        <text:list-item>
          <text:p text:style-name="P10">La fibre optique est de plus en plus utilisée : elle permet la transmission de données sur de longues distances et à des débits assez élevés. </text:p>
        </text:list-item>
        <text:list-item>
          <text:p text:style-name="P8">Contrairement aux fils de cuivre, la fibre optique peut transmettre des signaux qui subissent moins d’atténuation et est entièrement insensible aux perturbations électromagnétiques et radioélectriques. </text:p>
        </text:list-item>
      </text:list>
      <text:p text:style-name="Text_20_body">Les supports sans fil transportent les signaux électromagnétiques qui représentent les bits des communications de données via des fréquences radio ou micro-ondes.</text:p>
      <text:p text:style-name="P9">La couche liaison de données est responsable de l’échange de trames entre les nœuds. Elle permet aux couches supérieures d’accéder aux supports.</text:p>
      <text:p text:style-name="P9">Elle contrôle aussi la manière dont les données sont placées et reçues sur les supports.</text:p>
      <text:p text:style-name="Text_20_body">Tous les protocoles de couche liaison de données encapsulent l’unité de données de protocole de couche 3 dans le champ de données de la trame. Cependant, la structure de la trame et les champs contenus dans l’en-tête et dans le code de fin varient selon le protoco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02:47.268907963</meta:creation-date>
    <dc:date>2018-12-17T15:07:37.844750822</dc:date>
    <meta:editing-duration>PT1H36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29" meta:word-count="274" meta:character-count="1614" meta:non-whitespace-character-count="1366"/>
  </office:meta>
</office:document-meta>
</file>